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19ad" officeooo:paragraph-rsid="001319ad" style:font-weight-asian="bold" style:font-weight-complex="bold"/>
    </style:style>
    <style:style style:name="P2" style:family="paragraph" style:parent-style-name="Standard">
      <style:text-properties fo:font-size="11pt" fo:font-weight="normal" officeooo:rsid="001319ad" officeooo:paragraph-rsid="001319ad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font-size="11pt" fo:font-weight="normal" officeooo:rsid="001500a4" officeooo:paragraph-rsid="001500a4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18341b" officeooo:paragraph-rsid="0018341b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9pt" fo:font-weight="bold" officeooo:rsid="001319ad" officeooo:paragraph-rsid="001319ad" style:font-size-asian="9pt" style:font-weight-asian="bold" style:font-size-complex="9pt" style:font-weight-complex="bold"/>
    </style:style>
    <style:style style:name="P6" style:family="paragraph" style:parent-style-name="Standard" style:list-style-name="L1">
      <style:text-properties fo:font-size="11pt" fo:font-weight="normal" officeooo:rsid="001319ad" officeooo:paragraph-rsid="001319ad" style:font-size-asian="9.60000038146973pt" style:font-weight-asian="normal" style:font-size-complex="11pt" style:font-weight-complex="normal"/>
    </style:style>
    <style:style style:name="P7" style:family="paragraph" style:parent-style-name="Standard" style:list-style-name="L1">
      <style:text-properties fo:font-size="11pt" fo:font-weight="normal" officeooo:rsid="001d0489" officeooo:paragraph-rsid="001d0489" style:font-size-asian="9.60000038146973pt" style:font-weight-asian="normal" style:font-size-complex="11pt" style:font-weight-complex="normal"/>
    </style:style>
    <style:style style:name="P8" style:family="paragraph" style:parent-style-name="Standard" style:list-style-name="L1">
      <style:text-properties fo:font-size="11pt" fo:font-weight="normal" officeooo:rsid="00208b63" officeooo:paragraph-rsid="00208b63" style:font-size-asian="9.60000038146973pt" style:font-weight-asian="normal" style:font-size-complex="11pt" style:font-weight-complex="normal"/>
    </style:style>
    <style:style style:name="P9" style:family="paragraph" style:parent-style-name="Standard" style:list-style-name="L1">
      <style:text-properties fo:font-size="11pt" fo:font-weight="normal" officeooo:rsid="001e91a9" officeooo:paragraph-rsid="001e91a9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1">
      <style:text-properties fo:font-size="11pt" fo:font-weight="normal" officeooo:rsid="001ea462" officeooo:paragraph-rsid="001ea462" style:font-size-asian="9.60000038146973pt" style:font-weight-asian="normal" style:font-size-complex="11pt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16f1c1"/>
    </style:style>
    <style:style style:name="T3" style:family="text">
      <style:text-properties officeooo:rsid="0018341b"/>
    </style:style>
    <style:style style:name="T4" style:family="text">
      <style:text-properties officeooo:rsid="001b26cd"/>
    </style:style>
    <style:style style:name="T5" style:family="text">
      <style:text-properties officeooo:rsid="001e91a9"/>
    </style:style>
    <style:style style:name="T6" style:family="text">
      <style:text-properties officeooo:rsid="001f9b68"/>
    </style:style>
    <style:style style:name="T7" style:family="text">
      <style:text-properties officeooo:rsid="00208b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X: THE BATTLE PLAN: THE ARCE PROJECT – FIRST EDITION, MK. I, V.1.0 <text:span text:style-name="T1">pre-alpha</text:span></text:p>
      <text:p text:style-name="P5"/>
      <text:p text:style-name="P2">Stap 1:</text:p>
      <text:p text:style-name="P2">Sync alle DFA/NFA/eNFA structuren (wss. Pointers?) <text:span text:style-name="T3">FIX</text:span></text:p>
      <text:p text:style-name="P2"><text:s/></text:p>
      <text:p text:style-name="P2"/>
      <text:p text:style-name="P4">Stap 2:</text:p>
      <text:p text:style-name="P2">Componenten:</text:p>
      <text:list xml:id="list7971356887260151755" text:style-name="L1">
        <text:list-item>
          <text:p text:style-name="P6">Levensthein leet<text:tab/><text:span text:style-name="T2">nog ni FIX</text:span></text:p>
        </text:list-item>
        <text:list-item>
          <text:p text:style-name="P6"/>
        </text:list-item>
        <text:list-item>
          <text:p text:style-name="P6">RE→eNF<text:span text:style-name="T2">A<text:tab/><text:tab/>FIX</text:span></text:p>
        </text:list-item>
        <text:list-item>
          <text:p text:style-name="P6"/>
        </text:list-item>
        <text:list-item>
          <text:p text:style-name="P6">eNFA→DFA<text:tab/><text:tab/><text:span text:style-name="T2">FIX</text:span></text:p>
        </text:list-item>
        <text:list-item>
          <text:p text:style-name="P6"/>
        </text:list-item>
        <text:list-item>
          <text:p text:style-name="P6">TFA<text:tab/><text:tab/><text:tab/><text:span text:style-name="T2">bena FIX</text:span></text:p>
        </text:list-item>
        <text:list-item>
          <text:p text:style-name="P6"/>
        </text:list-item>
        <text:list-item>
          <text:p text:style-name="P6">Bot:<text:tab/><text:tab/><text:tab/><text:span text:style-name="T2">next up</text:span></text:p>
          <text:list>
            <text:list-item>
              <text:p text:style-name="P6">Lijst commands</text:p>
            </text:list-item>
            <text:list-item>
              <text:p text:style-name="P6">→<text:span text:style-name="T4"> Parser:</text:span></text:p>
              <text:list>
                <text:list-item>
                  <text:p text:style-name="P7">leest alle commands</text:p>
                </text:list-item>
                <text:list-item>
                  <text:p text:style-name="P7">maakt daar een dikke REGEX van</text:p>
                </text:list-item>
                <text:list-item>
                  <text:p text:style-name="P7">steekt die in 1 dikke eNFA</text:p>
                </text:list-item>
                <text:list-item>
                  <text:p text:style-name="P7">maakt daar <text:span text:style-name="T5">DFA</text:span> va<text:span text:style-name="T7">n</text:span></text:p>
                </text:list-item>
              </text:list>
            </text:list-item>
            <text:list-item>
              <text:p text:style-name="P8">Link bot → ARCE</text:p>
            </text:list-item>
            <text:list-item>
              <text:p text:style-name="P6">Bijbehorende functies</text:p>
            </text:list-item>
            <text:list-item>
              <text:p text:style-name="P6">→<text:span text:style-name="T5"> Bot krijgt commands</text:span></text:p>
              <text:list>
                <text:list-item>
                  <text:p text:style-name="P9">command geduwd door DFA</text:p>
                </text:list-item>
                <text:list-item>
                  <text:p text:style-name="P9">als geaccepteerd: zoek welke command erbij hoort (json)</text:p>
                </text:list-item>
                <text:list-item>
                  <text:p text:style-name="P10">bijbehorend script wordt uitgevoerd <text:span text:style-name="T6">(met nodige argumenten)</text:span></text:p>
                </text:list-item>
              </text:list>
            </text:list-item>
            <text:list-item>
              <text:p text:style-name="P6">API????</text:p>
            </text:list-item>
            <text:list-item>
              <text:p text:style-name="P6">Room for expansion</text:p>
            </text:list-item>
          </text:list>
        </text:list-item>
        <text:list-item>
          <text:p text:style-name="P6">MUST: link met instant messenger</text:p>
        </text:list-item>
        <text:list-item>
          <text:p text:style-name="P6">??</text:p>
        </text:list-item>
        <text:list-item>
          <text:p text:style-name="P6">profit</text:p>
        </text:list-item>
      </text:list>
      <text:p text:style-name="P2"/>
      <text:p text:style-name="P3">BOT.h</text:p>
      <text:p text:style-name="P3"/>
      <text:p text:style-name="P3">class b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12:30.880015581</meta:creation-date>
    <dc:date>2017-05-18T14:14:03.669001396</dc:date>
    <meta:editing-duration>P3DT49M33S</meta:editing-duration>
    <meta:editing-cycles>11</meta:editing-cycles>
    <meta:generator>LibreOffice/5.2.2.2$Linux_X86_64 LibreOffice_project/20m0$Build-2</meta:generator>
    <meta:document-statistic meta:table-count="0" meta:image-count="0" meta:object-count="0" meta:page-count="1" meta:paragraph-count="34" meta:word-count="132" meta:character-count="654" meta:non-whitespace-character-count="569"/>
  </office:meta>
</office:document-meta>
</file>